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Khmer OS Siemreap" svg:font-family="Khmer OS Siemreap" style:font-family-generic="system" style:font-pitch="variable" svg:panose-1="2 0 5 0 0 0 0 2 0 4"/>
    <style:font-face style:name="Calibri" svg:font-family="Calibri" style:font-family-generic="swiss" style:font-pitch="variable" svg:panose-1="2 15 5 2 2 2 4 3 2 4"/>
    <style:font-face style:name="DaunPenh" svg:font-family="DaunPenh" style:font-family-generic="system" style:font-pitch="variable" svg:panose-1="1 1 1 1 1 1 1 1 1 1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oolBoran" svg:font-family="MoolBoran" style:font-family-generic="swiss" style:font-pitch="variable" svg:panose-1="2 11 1 0 1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color="#EE0000" fo:font-size="18pt" style:font-size-asian="18pt" style:font-size-complex="18pt"/>
    </style:style>
    <style:style style:name="P2" style:parent-style-name="ListParagraph" style:list-style-name="LFO1" style:family="paragraph">
      <style:text-properties style:font-name="Times New Roman" style:font-name-complex="Times New Roman"/>
    </style:style>
    <style:style style:name="P3" style:parent-style-name="ListParagraph" style:list-style-name="LFO3" style:family="paragraph">
      <style:text-properties style:font-name="Times New Roman" style:font-name-complex="Times New Roman"/>
    </style:style>
    <style:style style:name="P4" style:parent-style-name="ListParagraph" style:list-style-name="LFO3" style:family="paragraph">
      <style:text-properties style:font-name="Times New Roman" style:font-name-complex="Times New Roman"/>
    </style:style>
    <style:style style:name="P5" style:parent-style-name="ListParagraph" style:list-style-name="LFO1" style:family="paragraph">
      <style:text-properties style:font-name="Times New Roman" style:font-name-complex="Times New Roman"/>
    </style:style>
    <style:style style:name="P6" style:parent-style-name="ListParagraph" style:list-style-name="LFO4" style:family="paragraph">
      <style:text-properties style:font-name="Times New Roman" style:font-name-complex="Times New Roman"/>
    </style:style>
    <style:style style:name="P7" style:parent-style-name="ListParagraph" style:list-style-name="LFO4" style:family="paragraph">
      <style:text-properties style:font-name="Times New Roman" style:font-name-complex="Times New Roman"/>
    </style:style>
    <style:style style:name="P8" style:parent-style-name="ListParagraph" style:list-style-name="LFO1" style:family="paragraph">
      <style:text-properties style:font-name="Times New Roman" style:font-name-complex="Times New Roman"/>
    </style:style>
    <style:style style:name="P9" style:parent-style-name="ListParagraph" style:list-style-name="LFO1" style:family="paragraph">
      <style:text-properties style:font-name="Times New Roman" style:font-name-complex="Times New Roman"/>
    </style:style>
    <style:style style:name="P10" style:parent-style-name="ListParagraph" style:list-style-name="LFO4" style:family="paragraph">
      <style:text-properties style:font-name="Times New Roman" style:font-name-complex="Times New Roman"/>
    </style:style>
    <style:style style:name="P11" style:parent-style-name="ListParagraph" style:list-style-name="LFO4" style:family="paragraph">
      <style:text-properties style:font-name="Times New Roman" style:font-name-complex="Times New Roman"/>
    </style:style>
    <style:style style:name="P12" style:parent-style-name="ListParagraph" style:list-style-name="LFO1" style:family="paragraph">
      <style:text-properties style:font-name="Times New Roman" style:font-name-complex="Times New Roman"/>
    </style:style>
    <style:style style:name="P13" style:parent-style-name="ListParagraph" style:list-style-name="LFO4" style:family="paragraph">
      <style:text-properties style:font-name="Times New Roman" style:font-name-complex="Times New Roman"/>
    </style:style>
    <style:style style:name="P14" style:parent-style-name="ListParagraph" style:list-style-name="LFO4" style:family="paragraph">
      <style:text-properties style:font-name="Times New Roman" style:font-name-complex="Times New Roman"/>
    </style:style>
    <style:style style:name="P15" style:parent-style-name="ListParagraph" style:list-style-name="LFO1" style:family="paragraph">
      <style:text-properties style:font-name="Times New Roman" style:font-name-complex="Times New Roman"/>
    </style:style>
    <style:style style:name="P16" style:parent-style-name="ListParagraph" style:list-style-name="LFO4" style:family="paragraph">
      <style:text-properties style:font-name="Times New Roman" style:font-name-complex="Times New Roman"/>
    </style:style>
    <style:style style:name="P17" style:parent-style-name="ListParagraph" style:list-style-name="LFO4" style:family="paragraph">
      <style:text-properties style:font-name="Times New Roman" style:font-name-complex="Times New Roman"/>
    </style:style>
    <style:style style:name="P18" style:parent-style-name="ListParagraph" style:list-style-name="LFO1" style:family="paragraph">
      <style:text-properties style:font-name="Times New Roman" style:font-name-complex="Times New Roman"/>
    </style:style>
    <style:style style:name="P19" style:parent-style-name="ListParagraph" style:list-style-name="LFO4" style:family="paragraph">
      <style:text-properties style:font-name="Times New Roman" style:font-name-complex="Times New Roman"/>
    </style:style>
    <style:style style:name="P20" style:parent-style-name="ListParagraph" style:list-style-name="LFO4" style:family="paragraph">
      <style:text-properties style:font-name="Times New Roman" style:font-name-complex="Times New Roman"/>
    </style:style>
    <style:style style:name="P21" style:parent-style-name="ListParagraph" style:list-style-name="LFO1" style:family="paragraph">
      <style:text-properties style:font-name="Times New Roman" style:font-name-complex="Times New Roman"/>
    </style:style>
    <style:style style:name="P22" style:parent-style-name="ListParagraph" style:list-style-name="LFO4" style:family="paragraph">
      <style:text-properties style:font-name="Times New Roman" style:font-name-complex="Times New Roman"/>
    </style:style>
    <style:style style:name="P23" style:parent-style-name="ListParagraph" style:list-style-name="LFO4" style:family="paragraph">
      <style:paragraph-properties fo:margin-left="0in" fo:text-indent="0.75in">
        <style:tab-stops/>
      </style:paragraph-properties>
      <style:text-properties style:font-name="Times New Roman" style:font-name-complex="Times New Roman"/>
    </style:style>
    <style:style style:name="P24" style:parent-style-name="ListParagraph" style:list-style-name="LFO1" style:family="paragraph">
      <style:text-properties style:font-name="Times New Roman" style:font-name-complex="Times New Roman"/>
    </style:style>
    <style:style style:name="P25" style:parent-style-name="ListParagraph" style:list-style-name="LFO5" style:family="paragraph">
      <style:text-properties style:font-name="Times New Roman" style:font-name-complex="Times New Roman"/>
    </style:style>
    <style:style style:name="P26" style:parent-style-name="ListParagraph" style:list-style-name="LFO5" style:family="paragraph">
      <style:text-properties style:font-name="Times New Roman" style:font-name-complex="Times New Roman"/>
    </style:style>
    <style:style style:name="P27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/>
    </style:style>
    <style:style style:name="P28" style:parent-style-name="Normal" style:family="paragraph">
      <style:paragraph-properties fo:text-align="center" fo:margin-left="0.25in">
        <style:tab-stops/>
      </style:paragraph-properties>
      <style:text-properties style:font-name="Times New Roman" style:font-name-complex="Times New Roman"/>
    </style:style>
    <style:style style:name="P29" style:parent-style-name="Normal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>Các Extension để css gồm:</text:p>
      <text:list text:style-name="LFO1" text:continue-numbering="true">
        <text:list-item>
          <text:p text:style-name="P2">Prettier</text:p>
        </text:list-item>
      </text:list>
      <text:list text:style-name="LFO3" text:continue-numbering="true">
        <text:list-item>
          <text:p text:style-name="P3">Công cụ format code tự động(HTML,CSS,JS,JSON…).</text:p>
        </text:list-item>
        <text:list-item>
          <text:p text:style-name="P4">Giúp code sạch, đồng bộ style(thụt dòng, dấu ngoặc, xuống hang …)</text:p>
        </text:list-item>
      </text:list>
      <text:list text:style-name="LFO1" text:continue-numbering="true">
        <text:list-item>
          <text:p text:style-name="P5">HTML Snippets</text:p>
        </text:list-item>
      </text:list>
      <text:list text:style-name="LFO4" text:continue-numbering="true">
        <text:list-item>
          <text:p text:style-name="P6">Bổ sung đoạn code mẫu(snippet)cho HTML</text:p>
        </text:list-item>
        <text:list-item>
          <text:p text:style-name="P7">Ví dụ:gõ html:5 rồi Enter =&gt; tự sinh cấu trúc HTML5 chuẩn</text:p>
        </text:list-item>
      </text:list>
      <text:list text:style-name="LFO1" text:continue-numbering="true">
        <text:list-item>
          <text:p text:style-name="P8">Live server</text:p>
        </text:list-item>
        <text:list-item>
          <text:p text:style-name="P9">Highlight Maching Tag</text:p>
        </text:list-item>
      </text:list>
      <text:list text:style-name="LFO4" text:continue-numbering="true">
        <text:list-item>
          <text:p text:style-name="P10">Khi bạn đặt con trỏ vào 1 thẻ HTML mở &lt;div&gt; -&gt; nó sẽ highlight luôn thẻ đóng &lt;/div&gt;</text:p>
        </text:list-item>
        <text:list-item>
          <text:p text:style-name="P11">Giup tránh nhầm khi lồng nhiều thẻ.</text:p>
        </text:list-item>
      </text:list>
      <text:list text:style-name="LFO1" text:continue-numbering="true">
        <text:list-item>
          <text:p text:style-name="P12">Auto Rename Tag</text:p>
        </text:list-item>
      </text:list>
      <text:list text:style-name="LFO4" text:continue-numbering="true">
        <text:list-item>
          <text:p text:style-name="P13">Khi đóng 1 thẻ HTML mở, nó sẽ tự đổi tên thẻ đóng</text:p>
        </text:list-item>
        <text:list-item>
          <text:p text:style-name="P14">Ví dụ: đổi&lt;div&gt; thành&lt;section&gt; -&gt; &lt;/div&gt; cũng đổi thành&lt;/section&gt;</text:p>
        </text:list-item>
      </text:list>
      <text:list text:style-name="LFO1" text:continue-numbering="true">
        <text:list-item>
          <text:p text:style-name="P15">Bracket Pair Colorizer</text:p>
        </text:list-item>
      </text:list>
      <text:list text:style-name="LFO4" text:continue-numbering="true">
        <text:list-item>
          <text:list>
            <text:list-item>
              <text:p text:style-name="P16">Tô màu cặp ngoặc (),{},[] theo từng cấp</text:p>
            </text:list-item>
            <text:list-item>
              <text:p text:style-name="P17">Rất hữu ích khi code JS/REACT vì nhiều dấu ngoặc lồng nhau</text:p>
            </text:list-item>
          </text:list>
        </text:list-item>
      </text:list>
      <text:list text:style-name="LFO1" text:continue-numbering="true">
        <text:list-item>
          <text:p text:style-name="P18">HTML To Css Autocompletion</text:p>
        </text:list-item>
      </text:list>
      <text:list text:style-name="LFO4" text:continue-numbering="true">
        <text:list-item>
          <text:p text:style-name="P19">Khi viết HTML có class/id -&gt; trong file CSS sẽ gợi ý autocomplete</text:p>
        </text:list-item>
        <text:list-item>
          <text:p text:style-name="P20">Giups ko cần nhớ chính xác class name.</text:p>
        </text:list-item>
      </text:list>
      <text:list text:style-name="LFO1" text:continue-numbering="true">
        <text:list-item>
          <text:p text:style-name="P21">SCSS InteliSense</text:p>
        </text:list-item>
      </text:list>
      <text:list text:style-name="LFO4" text:continue-numbering="true">
        <text:list-item>
          <text:list>
            <text:list-item>
              <text:p text:style-name="P22">Autocomplete, gợi ý cú pháp cho file.scss(SASS)</text:p>
            </text:list-item>
            <text:list-item>
              <text:p text:style-name="P23">Hỗ trợ biến,mixin,nesting … trong SCSS</text:p>
            </text:list-item>
          </text:list>
        </text:list-item>
      </text:list>
      <text:list text:style-name="LFO1" text:continue-numbering="true">
        <text:list-item>
          <text:p text:style-name="P24">HTMTagWrap</text:p>
        </text:list-item>
      </text:list>
      <text:list text:style-name="LFO5" text:continue-numbering="true">
        <text:list-item>
          <text:p text:style-name="P25">Cho phép bọc đoạn code bẳng thẻ HTML nhanh</text:p>
        </text:list-item>
        <text:list-item>
          <text:p text:style-name="P26">Ví dụ: chọn một đoạn text -&gt; bấm phím tắt -&gt; nhập div -&gt; nó sẽ bọc thành &lt;div&gt; …. &lt;/div&gt;</text:p>
        </text:list-item>
      </text:list>
      <text:p text:style-name="P27"/>
      <text:p text:style-name="P28">=====Đây là combo khá chuẩn cho người học Fronend=====</text:p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Khmer OS Siemreap" svg:font-family="Khmer OS Siemreap" style:font-family-generic="system" style:font-pitch="variable" svg:panose-1="2 0 5 0 0 0 0 2 0 4"/>
    <style:font-face style:name="Calibri" svg:font-family="Calibri" style:font-family-generic="swiss" style:font-pitch="variable" svg:panose-1="2 15 5 2 2 2 4 3 2 4"/>
    <style:font-face style:name="DaunPenh" svg:font-family="DaunPenh" style:font-family-generic="system" style:font-pitch="variable" svg:panose-1="1 1 1 1 1 1 1 1 1 1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oolBoran" svg:font-family="MoolBoran" style:font-family-generic="swiss" style:font-pitch="variable" svg:panose-1="2 11 1 0 1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Khmer OS Siemreap" style:font-name-asian="Calibri" style:font-name-complex="DaunPenh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4pt" style:font-size-asian="14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MoolBor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MoolBor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="Calibri" style:font-name-asian="Times New Roman" style:font-name-complex="MoolBoran" fo:color="#2F5496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="Calibri" style:font-name-asian="Times New Roman" style:font-name-complex="MoolBor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="Calibri" style:font-name-asian="Times New Roman" style:font-name-complex="MoolBor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" style:font-name-asian="Times New Roman" style:font-name-complex="MoolBor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" style:font-name-asian="Times New Roman" style:font-name-complex="MoolBor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="Calibri" style:font-name-asian="Times New Roman" style:font-name-complex="MoolBor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="Calibri" style:font-name-asian="Times New Roman" style:font-name-complex="MoolBor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MoolBor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oolBor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Calibri" style:font-name-asian="Times New Roman" style:font-name-complex="MoolBoran" fo:color="#2F5496" style:font-size-complex="14pt"/>
    </style:style>
    <style:style style:name="Heading4Char" style:display-name="Heading 4 Char" style:family="text" style:parent-style-name="DefaultParagraphFont">
      <style:text-properties style:font-name="Calibri" style:font-name-asian="Times New Roman" style:font-name-complex="MoolBor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="Calibri" style:font-name-asian="Times New Roman" style:font-name-complex="MoolBoran" fo:color="#2F5496"/>
    </style:style>
    <style:style style:name="Heading6Char" style:display-name="Heading 6 Char" style:family="text" style:parent-style-name="DefaultParagraphFont">
      <style:text-properties style:font-name="Calibri" style:font-name-asian="Times New Roman" style:font-name-complex="MoolBor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="Calibri" style:font-name-asian="Times New Roman" style:font-name-complex="MoolBoran" fo:color="#595959"/>
    </style:style>
    <style:style style:name="Heading8Char" style:display-name="Heading 8 Char" style:family="text" style:parent-style-name="DefaultParagraphFont">
      <style:text-properties style:font-name="Calibri" style:font-name-asian="Times New Roman" style:font-name-complex="MoolBor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="Calibri" style:font-name-asian="Times New Roman" style:font-name-complex="MoolBor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MoolBor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oolBor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="Calibri" style:font-name-asian="Times New Roman" style:font-name-complex="MoolBoran" fo:color="#595959" fo:letter-spacing="0.0104in" style:font-size-complex="14pt" fo:hyphenate="fals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MoolBoran" fo:color="#595959" fo:letter-spacing="0.0104in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0.5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u Thach</meta:initial-creator>
    <dc:creator>Huu Thach</dc:creator>
    <meta:creation-date>2025-09-15T02:23:00Z</meta:creation-date>
    <dc:date>2025-09-15T02:37:00Z</dc:date>
    <meta:template xlink:href="Normal" xlink:type="simple"/>
    <meta:editing-cycles>1</meta:editing-cycles>
    <meta:editing-duration>PT840S</meta:editing-duration>
    <meta:document-statistic meta:page-count="1" meta:paragraph-count="2" meta:word-count="164" meta:character-count="1102" meta:row-count="7" meta:non-whitespace-character-count="940"/>
  </office:meta>
</office:document-meta>
</file>